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F000003A4D68D8BD15D2EBDA7.png" manifest:media-type="image/png"/>
  <manifest:file-entry manifest:full-path="Pictures/1000020100000738000000B4A0C7E53956C722C0.png" manifest:media-type="image/png"/>
  <manifest:file-entry manifest:full-path="Pictures/1000020100000670000002E31C0C1A20FA10D7E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13.146cm" draw:z-index="0"><draw:image xlink:href="Pictures/10000201000004DF000003A4D68D8BD15D2EBDA7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17.59cm" svg:height="7.886cm" draw:z-index="1"><draw:image xlink:href="Pictures/1000020100000670000002E31C0C1A20FA10D7E4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17.59cm" svg:height="1.713cm" draw:z-index="2"><draw:image xlink:href="Pictures/1000020100000738000000B4A0C7E53956C722C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2:57:16.063203151</meta:creation-date>
    <dc:date>2021-10-21T12:58:32.023568869</dc:date>
    <meta:editing-duration>PT1M1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2.7.1$Linux_X86_64 LibreOffice_project/20$Build-1</meta:generator>
  </office:meta>
</office:document-meta>
</file>